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03b2" officeooo:paragraph-rsid="001403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i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0:36:47.926852665</meta:creation-date>
    <dc:date>2025-11-25T10:37:05.676835768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24.2.7.2$Linux_X86_64 LibreOffice_project/420$Build-2</meta:generator>
  </office:meta>
</office:document-meta>
</file>